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53.82233865206" calcext:value-type="float">
            <text:p>53,82</text:p>
          </table:table-cell>
          <table:table-cell table:style-name="ce3" table:formula="of:=([.F2]/12597)*100" office:value-type="float" office:value="46.17766134794" calcext:value-type="float">
            <text:p>46,18</text:p>
          </table:table-cell>
          <table:table-cell/>
          <table:table-cell table:style-name="ce4" table:formula="of:=[.E18]+[.H18]" office:value-type="float" office:value="6780" calcext:value-type="float">
            <text:p>6780</text:p>
          </table:table-cell>
          <table:table-cell table:formula="of:=12597-[.E2]" office:value-type="float" office:value="5817" calcext:value-type="float">
            <text:p>5817</text:p>
          </table:table-cell>
          <table:table-cell office:value-type="float" office:value="91.1196579933" calcext:value-type="float">
            <text:p>91,1196579933</text:p>
          </table:table-cell>
          <table:table-cell office:value-type="float" office:value="0.118062019348" calcext:value-type="float">
            <text:p>0,118062019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3011828213067" calcext:value-type="float">
            <text:p>98,30</text:p>
          </table:table-cell>
          <table:table-cell table:style-name="ce3" table:formula="of:=([.F3]/12597)*100" office:value-type="float" office:value="1.69881717869334" calcext:value-type="float">
            <text:p>1,70</text:p>
          </table:table-cell>
          <table:table-cell/>
          <table:table-cell table:style-name="ce4" table:formula="of:=[.E19]+[.H19]" office:value-type="float" office:value="12383" calcext:value-type="float">
            <text:p>12383</text:p>
          </table:table-cell>
          <table:table-cell table:formula="of:=12597-[.E3]" office:value-type="float" office:value="214" calcext:value-type="float">
            <text:p>214</text:p>
          </table:table-cell>
          <table:table-cell office:value-type="float" office:value="202.83040905" calcext:value-type="float">
            <text:p>202,83040905</text:p>
          </table:table-cell>
          <table:table-cell office:value-type="float" office:value="0.125611066818" calcext:value-type="float">
            <text:p>0,125611066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967770103993" calcext:value-type="float">
            <text:p>97,97</text:p>
          </table:table-cell>
          <table:table-cell table:style-name="ce3" table:formula="of:=([.F4]/12597)*100" office:value-type="float" office:value="2.03222989600699" calcext:value-type="float">
            <text:p>2,03</text:p>
          </table:table-cell>
          <table:table-cell/>
          <table:table-cell table:style-name="ce4" table:formula="of:=[.E20]+[.H20]" office:value-type="float" office:value="12341" calcext:value-type="float">
            <text:p>12341</text:p>
          </table:table-cell>
          <table:table-cell table:formula="of:=12597-[.E4]" office:value-type="float" office:value="256" calcext:value-type="float">
            <text:p>256</text:p>
          </table:table-cell>
          <table:table-cell office:value-type="float" office:value="213.989386082" calcext:value-type="float">
            <text:p>213,989386082</text:p>
          </table:table-cell>
          <table:table-cell office:value-type="float" office:value="0.13342499733" calcext:value-type="float">
            <text:p>0,133424997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3011828213067" calcext:value-type="float">
            <text:p>98,30</text:p>
          </table:table-cell>
          <table:table-cell table:style-name="ce3" table:formula="of:=([.F5]/12597)*100" office:value-type="float" office:value="1.69881717869334" calcext:value-type="float">
            <text:p>1,70</text:p>
          </table:table-cell>
          <table:table-cell/>
          <table:table-cell table:style-name="ce4" table:formula="of:=[.E21]+[.H21]" office:value-type="float" office:value="12383" calcext:value-type="float">
            <text:p>12383</text:p>
          </table:table-cell>
          <table:table-cell table:formula="of:=12597-[.E5]" office:value-type="float" office:value="214" calcext:value-type="float">
            <text:p>214</text:p>
          </table:table-cell>
          <table:table-cell office:value-type="float" office:value="176.412069798" calcext:value-type="float">
            <text:p>176,412069798</text:p>
          </table:table-cell>
          <table:table-cell office:value-type="float" office:value="0.140758991241" calcext:value-type="float">
            <text:p>0,140758991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8328173374613" calcext:value-type="float">
            <text:p>97,83</text:p>
          </table:table-cell>
          <table:table-cell table:style-name="ce3" table:formula="of:=([.F6]/12597)*100" office:value-type="float" office:value="2.1671826625387" calcext:value-type="float">
            <text:p>2,17</text:p>
          </table:table-cell>
          <table:table-cell/>
          <table:table-cell table:style-name="ce4" table:formula="of:=[.E22]+[.H22]" office:value-type="float" office:value="12324" calcext:value-type="float">
            <text:p>12324</text:p>
          </table:table-cell>
          <table:table-cell table:formula="of:=12597-[.E6]" office:value-type="float" office:value="273" calcext:value-type="float">
            <text:p>273</text:p>
          </table:table-cell>
          <table:table-cell office:value-type="float" office:value="159.561326027" calcext:value-type="float">
            <text:p>159,561326027</text:p>
          </table:table-cell>
          <table:table-cell office:value-type="float" office:value="0.149878978729" calcext:value-type="float">
            <text:p>0,149878978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3.3079304596333" calcext:value-type="float">
            <text:p>93,31</text:p>
          </table:table-cell>
          <table:table-cell table:style-name="ce3" table:formula="of:=([.F7]/12597)*100" office:value-type="float" office:value="6.69206954036676" calcext:value-type="float">
            <text:p>6,69</text:p>
          </table:table-cell>
          <table:table-cell/>
          <table:table-cell table:style-name="ce4" table:formula="of:=[.E23]+[.H23]" office:value-type="float" office:value="11754" calcext:value-type="float">
            <text:p>11754</text:p>
          </table:table-cell>
          <table:table-cell table:formula="of:=12597-[.E7]" office:value-type="float" office:value="843" calcext:value-type="float">
            <text:p>843</text:p>
          </table:table-cell>
          <table:table-cell office:value-type="float" office:value="316.544744015" calcext:value-type="float">
            <text:p>316,544744015</text:p>
          </table:table-cell>
          <table:table-cell office:value-type="float" office:value="0.157027959824" calcext:value-type="float">
            <text:p>0,157027959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4202587917758" calcext:value-type="float">
            <text:p>98,42</text:p>
          </table:table-cell>
          <table:table-cell table:style-name="ce3" table:formula="of:=([.F8]/12597)*100" office:value-type="float" office:value="1.57974120822418" calcext:value-type="float">
            <text:p>1,58</text:p>
          </table:table-cell>
          <table:table-cell/>
          <table:table-cell table:style-name="ce4" table:formula="of:=[.E24]+[.H24]" office:value-type="float" office:value="12398" calcext:value-type="float">
            <text:p>12398</text:p>
          </table:table-cell>
          <table:table-cell table:formula="of:=12597-[.E8]" office:value-type="float" office:value="199" calcext:value-type="float">
            <text:p>199</text:p>
          </table:table-cell>
          <table:table-cell office:value-type="float" office:value="199.882184982" calcext:value-type="float">
            <text:p>199,882184982</text:p>
          </table:table-cell>
          <table:table-cell office:value-type="float" office:value="0.169491052628" calcext:value-type="float">
            <text:p>0,169491052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2217988409939" calcext:value-type="float">
            <text:p>98,22</text:p>
          </table:table-cell>
          <table:table-cell table:style-name="ce3" table:formula="of:=([.F9]/12597)*100" office:value-type="float" office:value="1.77820115900611" calcext:value-type="float">
            <text:p>1,78</text:p>
          </table:table-cell>
          <table:table-cell/>
          <table:table-cell table:style-name="ce4" table:formula="of:=[.E25]+[.H25]" office:value-type="float" office:value="12373" calcext:value-type="float">
            <text:p>12373</text:p>
          </table:table-cell>
          <table:table-cell table:formula="of:=12597-[.E9]" office:value-type="float" office:value="224" calcext:value-type="float">
            <text:p>224</text:p>
          </table:table-cell>
          <table:table-cell office:value-type="float" office:value="183.410925865" calcext:value-type="float">
            <text:p>183,410925865</text:p>
          </table:table-cell>
          <table:table-cell office:value-type="float" office:value="0.173462867737" calcext:value-type="float">
            <text:p>0,173462867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0471540843058" calcext:value-type="float">
            <text:p>98,05</text:p>
          </table:table-cell>
          <table:table-cell table:style-name="ce3" table:formula="of:=([.F10]/12597)*100" office:value-type="float" office:value="1.95284591569421" calcext:value-type="float">
            <text:p>1,95</text:p>
          </table:table-cell>
          <table:table-cell/>
          <table:table-cell table:style-name="ce4" table:formula="of:=[.E26]+[.H26]" office:value-type="float" office:value="12351" calcext:value-type="float">
            <text:p>12351</text:p>
          </table:table-cell>
          <table:table-cell table:formula="of:=12597-[.E10]" office:value-type="float" office:value="246" calcext:value-type="float">
            <text:p>246</text:p>
          </table:table-cell>
          <table:table-cell office:value-type="float" office:value="111.847229004" calcext:value-type="float">
            <text:p>111,847229004</text:p>
          </table:table-cell>
          <table:table-cell office:value-type="float" office:value="0.182043075562" calcext:value-type="float">
            <text:p>0,182043075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023338890212" calcext:value-type="float">
            <text:p>98,02</text:p>
          </table:table-cell>
          <table:table-cell table:style-name="ce3" table:formula="of:=([.F11]/12597)*100" office:value-type="float" office:value="1.97666110978804" calcext:value-type="float">
            <text:p>1,98</text:p>
          </table:table-cell>
          <table:table-cell/>
          <table:table-cell table:style-name="ce4" table:formula="of:=[.E27]+[.H27]" office:value-type="float" office:value="12348" calcext:value-type="float">
            <text:p>12348</text:p>
          </table:table-cell>
          <table:table-cell table:formula="of:=12597-[.E11]" office:value-type="float" office:value="249" calcext:value-type="float">
            <text:p>249</text:p>
          </table:table-cell>
          <table:table-cell office:value-type="float" office:value="173.301888943" calcext:value-type="float">
            <text:p>173,301888943</text:p>
          </table:table-cell>
          <table:table-cell office:value-type="float" office:value="0.191797018051" calcext:value-type="float">
            <text:p>0,191797018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3.2245772803048" calcext:value-type="float">
            <text:p>93,2245772803</text:p>
          </table:table-cell>
          <table:table-cell table:formula="of:=AVERAGE([.C2:.C11])" office:value-type="float" office:value="6.77542271969517" calcext:value-type="float">
            <text:p>6,775422719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743.5" calcext:value-type="float">
            <text:p>11743,5</text:p>
          </table:table-cell>
          <table:table-cell table:formula="of:=AVERAGE([.F2:.F11])" office:value-type="float" office:value="853.5" calcext:value-type="float">
            <text:p>853,5</text:p>
          </table:table-cell>
          <table:table-cell table:formula="of:=SUM([.G2:.G11])/10" office:value-type="float" office:value="182.88998217593" calcext:value-type="float">
            <text:p>182,8899821759</text:p>
          </table:table-cell>
          <table:table-cell table:formula="of:=SUM([.H2:.H11])/10" office:value-type="float" office:value="0.1541558027268" calcext:value-type="float">
            <text:p>0,154155802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110.1" calcext:value-type="float">
            <text:p>5110,1</text:p>
          </table:table-cell>
          <table:table-cell table:formula="of:=AVERAGE([.G18:.G27])" office:value-type="float" office:value="752.6" calcext:value-type="float">
            <text:p>752,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17" calcext:value-type="float">
            <text:p>5817</text:p>
          </table:table-cell>
          <table:table-cell table:formula="of:=12597-SUM([.E18:.G18])" office:value-type="float" office:value="6780" calcext:value-type="float">
            <text:p>678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00.9" calcext:value-type="float">
            <text:p>100,9</text:p>
          </table:table-cell>
          <table:table-cell table:formula="of:=AVERAGE([.H18:.H27])" office:value-type="float" office:value="6633.4" calcext:value-type="float">
            <text:p>6633,4</text:p>
          </table:table-cell>
          <table:table-cell/>
          <table:table-cell office:value-type="float" office:value="5745" calcext:value-type="float">
            <text:p>5745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formula="of:=12597-SUM([.E19:.G19])" office:value-type="float" office:value="6638" calcext:value-type="float">
            <text:p>663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7" calcext:value-type="float">
            <text:p>5657</text:p>
          </table:table-cell>
          <table:table-cell office:value-type="float" office:value="38" calcext:value-type="float">
            <text:p>38</text:p>
          </table:table-cell>
          <table:table-cell office:value-type="float" office:value="218" calcext:value-type="float">
            <text:p>218</text:p>
          </table:table-cell>
          <table:table-cell table:formula="of:=12597-SUM([.E20:.G20])" office:value-type="float" office:value="6684" calcext:value-type="float">
            <text:p>668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110.1" calcext:value-type="float">
            <text:p>5110,1</text:p>
          </table:table-cell>
          <table:table-cell table:number-columns-repeated="2"/>
          <table:table-cell office:value-type="float" office:value="5600" calcext:value-type="float">
            <text:p>5600</text:p>
          </table:table-cell>
          <table:table-cell office:value-type="float" office:value="43" calcext:value-type="float">
            <text:p>43</text:p>
          </table:table-cell>
          <table:table-cell office:value-type="float" office:value="171" calcext:value-type="float">
            <text:p>171</text:p>
          </table:table-cell>
          <table:table-cell table:formula="of:=12597-SUM([.E21:.G21])" office:value-type="float" office:value="6783" calcext:value-type="float">
            <text:p>678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00.9" calcext:value-type="float">
            <text:p>100,9</text:p>
          </table:table-cell>
          <table:table-cell table:number-columns-repeated="2"/>
          <table:table-cell office:value-type="float" office:value="5606" calcext:value-type="float">
            <text:p>5606</text:p>
          </table:table-cell>
          <table:table-cell office:value-type="float" office:value="24" calcext:value-type="float">
            <text:p>24</text:p>
          </table:table-cell>
          <table:table-cell office:value-type="float" office:value="249" calcext:value-type="float">
            <text:p>249</text:p>
          </table:table-cell>
          <table:table-cell table:formula="of:=12597-SUM([.E22:.G22])" office:value-type="float" office:value="6718" calcext:value-type="float">
            <text:p>671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52.6" calcext:value-type="float">
            <text:p>752,6</text:p>
          </table:table-cell>
          <table:table-cell table:number-columns-repeated="2"/>
          <table:table-cell office:value-type="float" office:value="5741" calcext:value-type="float">
            <text:p>5741</text:p>
          </table:table-cell>
          <table:table-cell office:value-type="float" office:value="734" calcext:value-type="float">
            <text:p>734</text:p>
          </table:table-cell>
          <table:table-cell office:value-type="float" office:value="109" calcext:value-type="float">
            <text:p>109</text:p>
          </table:table-cell>
          <table:table-cell table:formula="of:=12597-SUM([.E23:.G23])" office:value-type="float" office:value="6013" calcext:value-type="float">
            <text:p>601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33.4" calcext:value-type="float">
            <text:p>6633,4</text:p>
          </table:table-cell>
          <table:table-cell table:number-columns-repeated="2"/>
          <table:table-cell office:value-type="float" office:value="5726" calcext:value-type="float">
            <text:p>5726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table:formula="of:=12597-SUM([.E24:.G24])" office:value-type="float" office:value="6672" calcext:value-type="float">
            <text:p>667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78" calcext:value-type="float">
            <text:p>5578</text:p>
          </table:table-cell>
          <table:table-cell office:value-type="float" office:value="27" calcext:value-type="float">
            <text:p>27</text:p>
          </table:table-cell>
          <table:table-cell office:value-type="float" office:value="197" calcext:value-type="float">
            <text:p>197</text:p>
          </table:table-cell>
          <table:table-cell table:formula="of:=12597-SUM([.E25:.G25])" office:value-type="float" office:value="6795" calcext:value-type="float">
            <text:p>67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8" calcext:value-type="float">
            <text:p>5748</text:p>
          </table:table-cell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table:formula="of:=12597-SUM([.E26:.G26])" office:value-type="float" office:value="6603" calcext:value-type="float">
            <text:p>660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0" calcext:value-type="float">
            <text:p>5700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table:formula="of:=12597-SUM([.E27:.G27])" office:value-type="float" office:value="6648" calcext:value-type="float">
            <text:p>664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32245772803048" calcext:value-type="float">
            <text:p>0,9322457728</text:p>
          </table:table-cell>
          <table:table-cell table:number-columns-repeated="2"/>
          <table:table-cell table:formula="of:=SUM([.E18:.E27])/10" office:value-type="float" office:value="5110.1" calcext:value-type="float">
            <text:p>5110,1</text:p>
          </table:table-cell>
          <table:table-cell table:formula="of:=SUM([.F18:.F27])/10" office:value-type="float" office:value="100.9" calcext:value-type="float">
            <text:p>100,9</text:p>
          </table:table-cell>
          <table:table-cell table:formula="of:=SUM([.G18:.G27])/10" office:value-type="float" office:value="752.6" calcext:value-type="float">
            <text:p>752,6</text:p>
          </table:table-cell>
          <table:table-cell table:formula="of:=SUM([.H18:.H27])/10" office:value-type="float" office:value="6633.4" calcext:value-type="float">
            <text:p>6633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677542271969516" calcext:value-type="float">
            <text:p>0,06775422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71629112866085" calcext:value-type="float">
            <text:p>0,87162911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5017002509541" calcext:value-type="float">
            <text:p>0,98501700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03:17.8280484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S</meta:editing-duration>
    <meta:editing-cycles>6</meta:editing-cycles>
    <meta:generator>LibreOffice/5.1.6.2$Linux_X86_64 LibreOffice_project/10m0$Build-2</meta:generator>
    <dc:date>2018-01-19T18:05:55.975131150</dc:date>
    <meta:document-statistic meta:table-count="1" meta:cell-count="167" meta:object-count="0"/>
  </office:meta>
</office:document-meta>
</file>